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Heading_20_1">
      <style:text-properties fo:font-size="18pt" style:font-size-asian="18pt" style:font-size-complex="18pt"/>
    </style:style>
    <style:style style:name="T1"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Vision - Småföretagsanpassat WordPresstema</text:h>
      <text:h text:style-name="Heading_20_2" text:outline-level="2">Bakgrund</text:h>
      <text:p text:style-name="Standard">Webbutvecklaren marike.se skapar regelbundet webbsidor till olika småföretag i närområdet. Trots att de flesta sidor i uppbyggnad och utformning liknar varandra, saknar webbutvecklaren en mall och ett ramverk att utgå ifrån. Istället bygger man varje gång upp hela arkitekturen från noll, vilket både är tidskrävande och onödigt, då de flesta kunder tillhör småföretagarkategorin som önskar samma typ av webbsida i fråga om grunddesign och funktioner. </text:p>
      <text:p text:style-name="Standard"/>
      <text:p text:style-name="Standard">Märkligt nog saknar även webbutvecklaren marike.se en egen webbplats att marknadsföra sig på. Företaget vill nu slå två flugor i en smäll och skapa en egen webbsida med ett bakomliggande egenutvecklat ramverk, som i framtiden ska kunna användas som mall till nya och eventuellt även befintliga kunder. </text:p>
      <text:p text:style-name="Standard"/>
      <text:p text:style-name="Standard">Ett embryo till egen webbsida påbörjades i WordPress för 18 månader sedan, men slutfördes aldrig. Här finns en hel del material och idéer för arkitekturen framtaget, men någon kod till ramverket finns inte implementerad.</text:p>
      <text:p text:style-name="Standard"/>
      <text:h text:style-name="Heading_20_2" text:outline-level="2">Användargrupper</text:h>
      <text:h text:style-name="Heading_20_4" text:outline-level="4">Administratörer</text:h>
      <text:p text:style-name="P1">Webbutvecklaren marike.se</text:p>
      <text:p text:style-name="P2">Beställaren, webbutvecklaren marike.se, verkar som den huvudsakliga administratören. Administratören har mycket god datorvana och kommer förmodligen efter projektet slut på egen hand vidareutveckla ramverket.</text:p>
      <text:p text:style-name="P1">Webbutvecklarens kunder</text:p>
      <text:p text:style-name="P2">Webbutvecklarens kunder är små företag vars administratörer är mellan 15-70 år gamla. Det stora åldersspannet innebär följaktligen varierande datorkunskaper hos kunderna. Gemensamt för alla är dock att de besitter de grundläggande datorkunskaper som krävs för att - i varje fall efter en instruktion – arbeta i ett innehållshanteringssystem. </text:p>
      <text:p text:style-name="P2">Endel av kunderna har större datorkunskaper och dessa kan mer avancerat administrera sin webbsida.</text:p>
      <text:h text:style-name="Heading_20_4" text:outline-level="4">Slutanvändare</text:h>
      <text:p text:style-name="P1">Webbutvecklaren marike.se</text:p>
      <text:p text:style-name="P2">Webbutvecklaren med stor datorvana kommer till viss del att jobba som slutanvändare i innehållshanteringssystemet, med att lägga till innehåll och texter.</text:p>
      <text:p text:style-name="P1">Webbutvecklarens kunder</text:p>
      <text:p text:style-name="P2">Huvudsaklig slutanvändare är småföretagare som är kunder till webbutvecklaren. Som ovan nämnt mellan 15-70 år med varierande men minst grundläggande datorvana. De kommer att använda ramverket för att administrera bilder och texter.</text:p>
      <text:p text:style-name="P1">Kundernas kunder</text:p>
      <text:p text:style-name="Standard">Indirekta slutanvändare och dem som är mest beroende av kvaliteten på slutresultatet är <text:s/>alla olika besökare av företagens webbsidor. På grund av den stora variationen av typer av branscher <text:soft-page-break/>webbsidorna berör så ingår här oändliga nyanser och kombinationer av åldrar och datorvanor.</text:p>
      <text:h text:style-name="Heading_20_3" text:outline-level="3">Intressenter</text:h>
      <text:p text:style-name="P1">Befintliga kunder<text:span text:style-name="T1"> som redan fått webbsidor levererade från webbutvecklaren kan tänkas vilja migrera dessa till WordPress och det egenutvecklade temat där.</text:span></text:p>
      <text:p text:style-name="P1">Destination Funäsfjällen<text:span text:style-name="T1"> tillhandahåller ett bokningssystem vars databas i vissa fall kommer att kopplas ihop med kundernas webbplatser.</text:span></text:p>
      <text:p text:style-name="P1">Andra webbutvecklare<text:span text:style-name="T1"> kan eventuellt vilja använda eller vidareutveckla WordPresstemat.</text:span></text:p>
      <text:p text:style-name="P1">WordPress.org</text:p>
      <text:p text:style-name="P1">W3C</text:p>
      <text:p text:style-name="P1">php.net</text:p>
      <text:p text:style-name="P1">Citynetwork.se </text:p>
      <text:h text:style-name="Heading_20_2" text:outline-level="2">Liknande system och konkurrenter</text:h>
      <text:p text:style-name="Text_20_body">Det finns ett stort och ständigt växande antal WordPressteman för olika ändamål, och säkerligen är många av dem nischade som enklare presentationssidor för småföretag. Vi har dock inte hittat något på marknaden som motsvarar vårat behov. De vi funnit är ostrukturerade, saknar en logisk uppbyggnad, genererar onödigt mycket kod som blir svår att kontrollera, och därmed blir resultatet detsamma på webbsidorna.</text:p>
      <text:p text:style-name="Text_20_body">Inom det här projektet finns inget intresse av att temat ska konkurrera med befintliga teman, utan det primära syftet är att det ska underlätta det dagliga arbetet för marike.se – allt annat är en bonus.</text:p>
      <text:p text:style-name="Text_20_body">Konkurrenter är däremot ett antal liknande webbutvecklare i närområdet som jobbar med innehållshanteringssystem samt egenutvecklade och befintliga mallar, teman och ramverk.</text:p>
      <text:h text:style-name="Heading_20_3" text:outline-level="3">Baskrav</text:h>
      <text:p text:style-name="Standard">BK 1: Den färdiga sidan marike.se, och andra sidor som byggs med temat, ska klara W3C:s valideringskrav.</text:p>
      <text:p text:style-name="Standard">BK 2: Temat ska utformas på så vis att det kan användas till flera olika webbsidor till olika småföretag.</text:p>
      <text:p text:style-name="Standard">BK 3: Koden ska vara logiskt i sin struktur så att det lätt kan förstås och administreras.</text:p>
      <text:p text:style-name="Standard">BK 4: WordPresstemat ska göras i php och sidan ska implementeras i WordPress.</text:p>
      <text:p text:style-name="Standard">BK 5: Grafiken på sidan marike.se ska vara snygg, stilren och modern.</text:p>
      <text:p text:style-name="Standard">BK 6: Sidan marike.se ska innehålla blogg, portfolio och kommentarsfält för ett levande och dynamiskt intryck.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2T22:47:22</meta:creation-date>
    <dc:date>2013-12-03T17:36:25</dc:date>
    <meta:editing-duration>PT4H26M1S</meta:editing-duration>
    <meta:editing-cycles>61</meta:editing-cycles>
    <meta:generator>OpenOffice.org/3.4.1$Unix OpenOffice.org_project/341m1$Build-9593</meta:generator>
    <meta:document-statistic meta:table-count="0" meta:image-count="0" meta:object-count="0" meta:page-count="2" meta:paragraph-count="38" meta:word-count="613" meta:character-count="4300"/>
  </office:meta>
</office:document-meta>
</file>